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4.93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62mm"/>
    </style:style>
    <style:style style:name="co5" style:family="table-column">
      <style:table-column-properties fo:break-before="auto" style:column-width="14.41mm"/>
    </style:style>
    <style:style style:name="co6" style:family="table-column">
      <style:table-column-properties fo:break-before="auto" style:column-width="32.14mm"/>
    </style:style>
    <style:style style:name="co7" style:family="table-column">
      <style:table-column-properties fo:break-before="auto" style:column-width="34.61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B3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2" style:family="table-cell" style:parent-style-name="Default" style:data-style-name="N0">
      <style:map style:condition="cell-content()=&quot;&quot;" style:apply-style-name="Cellule_20_invalide" style:base-cell-address="Ammo.B6"/>
    </style:style>
    <style:style style:name="ce23" style:family="table-cell" style:parent-style-name="Default" style:data-style-name="N0">
      <style:map style:condition="cell-content()=&quot;&quot;" style:apply-style-name="Cellule_20_invalide" style:base-cell-address="Ammo.B7"/>
    </style:style>
    <style:style style:name="ce7" style:family="table-cell" style:parent-style-name="Default" style:data-style-name="N0">
      <style:map style:condition="cell-content()=&quot;&quot;" style:apply-style-name="Cellule_20_invalide" style:base-cell-address="Ammo.B8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F3"/>
    </style:style>
    <style:style style:name="ce55" style:family="table-cell" style:parent-style-name="Default">
      <style:map style:condition="cell-content()=&quot;&quot;" style:apply-style-name="Cellule_20_invalide" style:base-cell-address="Ammo.G2"/>
    </style:style>
    <style:style style:name="ce61" style:family="table-cell" style:parent-style-name="Default">
      <style:map style:condition="cell-content()=&quot;&quot;" style:apply-style-name="Cellule_20_invalide" style:base-cell-address="Ammo.G3"/>
    </style:style>
    <style:style style:name="ce62" style:family="table-cell" style:parent-style-name="Default">
      <style:map style:condition="cell-content()=&quot;&quot;" style:apply-style-name="Cellule_20_invalide" style:base-cell-address="Ammo.G5"/>
    </style:style>
    <style:style style:name="ce64" style:family="table-cell" style:parent-style-name="Default">
      <style:map style:condition="cell-content()=&quot;&quot;" style:apply-style-name="Cellule_20_invalide" style:base-cell-address="Ammo.G6"/>
    </style:style>
    <style:style style:name="ce65" style:family="table-cell" style:parent-style-name="Default">
      <style:map style:condition="cell-content()=&quot;&quot;" style:apply-style-name="Cellule_20_invalide" style:base-cell-address="Ammo.G7"/>
    </style:style>
    <style:style style:name="ce67" style:family="table-cell" style:parent-style-name="Default">
      <style:map style:condition="cell-content()=&quot;&quot;" style:apply-style-name="Cellule_20_invalide" style:base-cell-address="Ammo.G8"/>
    </style:style>
    <style:style style:name="ce69" style:family="table-cell" style:parent-style-name="Default">
      <style:map style:condition="cell-content()=&quot;&quot;" style:apply-style-name="Cellule_20_invalide" style:base-cell-address="Ammo.G9"/>
    </style:style>
    <style:style style:name="ce70" style:family="table-cell" style:parent-style-name="Default">
      <style:map style:condition="cell-content()=&quot;&quot;" style:apply-style-name="Cellule_20_invalide" style:base-cell-address="Ammo.G10"/>
    </style:style>
    <style:style style:name="ce71" style:family="table-cell" style:parent-style-name="Default">
      <style:map style:condition="cell-content()=&quot;&quot;" style:apply-style-name="Cellule_20_invalide" style:base-cell-address="Ammo.G11"/>
    </style:style>
    <style:style style:name="ce78" style:family="table-cell" style:parent-style-name="Default">
      <style:map style:condition="cell-content()=&quot;&quot;" style:apply-style-name="Cellule_20_invalide" style:base-cell-address="Ammo.G12"/>
    </style:style>
    <style:style style:name="ce83" style:family="table-cell" style:parent-style-name="Default">
      <style:map style:condition="cell-content()=&quot;&quot;" style:apply-style-name="Cellule_20_invalide" style:base-cell-address="Ammo.G13"/>
    </style:style>
  </office:automatic-styles>
  <office:body>
    <office:spreadsheet>
      <table:calculation-settings table:case-sensitive="false" table:search-criteria-must-apply-to-whole-cell="false"/>
      <table:table table:name="Amm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08" table:default-cell-style-name="ce4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rotation_speed</text:p>
          </table:table-cell>
          <table:table-cell table:style-name="ce1" table:number-columns-repeated="1008"/>
          <table:table-cell table:number-columns-repeated="8"/>
        </table:table-row>
        <table:table-row table:style-name="ro1">
          <table:table-cell office:value-type="string" calcext:value-type="string">
            <text:p>laser</text:p>
          </table:table-cell>
          <table:table-cell table:style-name="ce15" office:value-type="string" calcext:value-type="string">
            <text:p>2D/Ammo/P_laser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55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erbeam</text:p>
          </table:table-cell>
          <table:table-cell table:style-name="ce20" office:value-type="string" calcext:value-type="string">
            <text:p>2D/Ammo/P_laserbeam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explosion_S_blue</text:p>
          </table:table-cell>
          <table:table-cell table:style-name="ce6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5"/>
          <table:table-cell table:number-columns-repeated="8"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string" calcext:value-type="string">
            <text:p>2D/Ammo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L</text:p>
          </table:table-cell>
          <table:table-cell table:style-name="ce22" office:value-type="string" calcext:value-type="string">
            <text:p>2D/Ammo/V_laserL.png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xplosion_S</text:p>
          </table:table-cell>
          <table:table-cell table:style-name="ce64" office:value-type="string" calcext:value-type="string">
            <text:p>Sounds/laser.ogg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23" office:value-type="string" calcext:value-type="string">
            <text:p>2D/Ammo/V_laserXL.pn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xplosion_S</text:p>
          </table:table-cell>
          <table:table-cell table:style-name="ce65" office:value-type="string" calcext:value-type="string">
            <text:p>Sounds/laser.og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XXL</text:p>
          </table:table-cell>
          <table:table-cell table:style-name="ce7" office:value-type="string" calcext:value-type="string">
            <text:p>2D/Ammo/V_laserXXL.p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xplosion_S</text:p>
          </table:table-cell>
          <table:table-cell table:style-name="ce67" office:value-type="string" calcext:value-type="string">
            <text:p>Sounds/laser.ogg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string" calcext:value-type="string">
            <text:p>2D/Ammo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string" calcext:value-type="string">
            <text:p>2D/Ammo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8" office:value-type="string" calcext:value-type="string">
            <text:p>2D/Ammo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1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string" calcext:value-type="string">
            <text:p>2D/Ammo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8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string" calcext:value-type="string">
            <text:p>2D/Ammo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3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mmo.H2:Ammo.H3 Ammo.B9:Ammo.F13 Ammo.H12:Ammo.H13 Ammo.C2:Ammo.F2 Ammo.C3:Ammo.E3 Ammo.B5:Ammo.F5 Ammo.H5:Ammo.H5 Ammo.H9:Ammo.H11">
            <calcext:condition calcext:apply-style-name="Cellule invalide" calcext:value="=&quot;&quot;" calcext:base-cell-address="Ammo.B2"/>
          </calcext:conditional-format>
          <calcext:conditional-format calcext:target-range-address="Ammo.B2:Ammo.B2">
            <calcext:condition calcext:apply-style-name="Cellule invalide" calcext:value="=&quot;&quot;" calcext:base-cell-address="Ammo.B2"/>
          </calcext:conditional-format>
          <calcext:conditional-format calcext:target-range-address="Ammo.B3:Ammo.B3">
            <calcext:condition calcext:apply-style-name="Cellule invalide" calcext:value="=&quot;&quot;" calcext:base-cell-address="Ammo.B3"/>
          </calcext:conditional-format>
          <calcext:conditional-format calcext:target-range-address="Ammo.B8:Ammo.F8 Ammo.H8:Ammo.H8">
            <calcext:condition calcext:apply-style-name="Cellule invalide" calcext:value="=&quot;&quot;" calcext:base-cell-address="Ammo.B8"/>
          </calcext:conditional-format>
          <calcext:conditional-format calcext:target-range-address="Ammo.B6:Ammo.F6 Ammo.H6:Ammo.H6">
            <calcext:condition calcext:apply-style-name="Cellule invalide" calcext:value="=&quot;&quot;" calcext:base-cell-address="Ammo.B6"/>
          </calcext:conditional-format>
          <calcext:conditional-format calcext:target-range-address="Ammo.B7:Ammo.F7 Ammo.H7:Ammo.H7">
            <calcext:condition calcext:apply-style-name="Cellule invalide" calcext:value="=&quot;&quot;" calcext:base-cell-address="Ammo.B7"/>
          </calcext:conditional-format>
          <calcext:conditional-format calcext:target-range-address="Ammo.G2:Ammo.G2">
            <calcext:condition calcext:apply-style-name="Cellule invalide" calcext:value="=&quot;&quot;" calcext:base-cell-address="Ammo.G2"/>
          </calcext:conditional-format>
          <calcext:conditional-format calcext:target-range-address="Ammo.G3:Ammo.G3">
            <calcext:condition calcext:apply-style-name="Cellule invalide" calcext:value="=&quot;&quot;" calcext:base-cell-address="Ammo.G3"/>
          </calcext:conditional-format>
          <calcext:conditional-format calcext:target-range-address="Ammo.G5:Ammo.G5">
            <calcext:condition calcext:apply-style-name="Cellule invalide" calcext:value="=&quot;&quot;" calcext:base-cell-address="Ammo.G5"/>
          </calcext:conditional-format>
          <calcext:conditional-format calcext:target-range-address="Ammo.G6:Ammo.G6">
            <calcext:condition calcext:apply-style-name="Cellule invalide" calcext:value="=&quot;&quot;" calcext:base-cell-address="Ammo.G6"/>
          </calcext:conditional-format>
          <calcext:conditional-format calcext:target-range-address="Ammo.G7:Ammo.G7">
            <calcext:condition calcext:apply-style-name="Cellule invalide" calcext:value="=&quot;&quot;" calcext:base-cell-address="Ammo.G7"/>
          </calcext:conditional-format>
          <calcext:conditional-format calcext:target-range-address="Ammo.G8:Ammo.G8">
            <calcext:condition calcext:apply-style-name="Cellule invalide" calcext:value="=&quot;&quot;" calcext:base-cell-address="Ammo.G8"/>
          </calcext:conditional-format>
          <calcext:conditional-format calcext:target-range-address="Ammo.G9:Ammo.G9">
            <calcext:condition calcext:apply-style-name="Cellule invalide" calcext:value="=&quot;&quot;" calcext:base-cell-address="Ammo.G9"/>
          </calcext:conditional-format>
          <calcext:conditional-format calcext:target-range-address="Ammo.G10:Ammo.G10">
            <calcext:condition calcext:apply-style-name="Cellule invalide" calcext:value="=&quot;&quot;" calcext:base-cell-address="Ammo.G10"/>
          </calcext:conditional-format>
          <calcext:conditional-format calcext:target-range-address="Ammo.G11:Ammo.G11">
            <calcext:condition calcext:apply-style-name="Cellule invalide" calcext:value="=&quot;&quot;" calcext:base-cell-address="Ammo.G11"/>
          </calcext:conditional-format>
          <calcext:conditional-format calcext:target-range-address="Ammo.G12:Ammo.G12">
            <calcext:condition calcext:apply-style-name="Cellule invalide" calcext:value="=&quot;&quot;" calcext:base-cell-address="Ammo.G12"/>
          </calcext:conditional-format>
          <calcext:conditional-format calcext:target-range-address="Ammo.G13:Ammo.G13">
            <calcext:condition calcext:apply-style-name="Cellule invalide" calcext:value="=&quot;&quot;" calcext:base-cell-address="Ammo.G13"/>
          </calcext:conditional-format>
          <calcext:conditional-format calcext:target-range-address="Ammo.F3:Ammo.F3">
            <calcext:condition calcext:apply-style-name="Cellule invalide" calcext:value="=&quot;&quot;" calcext:base-cell-address="Ammo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22:26:48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1-29T22:26:54.312000000</dc:date>
    <meta:editing-duration>PT1H46M1S</meta:editing-duration>
    <meta:editing-cycles>97</meta:editing-cycles>
    <meta:document-statistic meta:table-count="1" meta:cell-count="97" meta:object-count="0"/>
  </office:meta>
</office:document-meta>
</file>